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OrderDao.getOrderItems( int ord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OrderDao.getOrder( int key , String us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OrderDao.addOrder( Order order , Cart c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rbyOrderDao.getOrderByUserId( String us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OrderDao.getLastOrderIdForUser( String us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